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2F2F2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E2EFDA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#DDEBF7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ackground-color="#FFF2CC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30"/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7.9375cm" style:use-optimal-column-width="true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8.44020833333333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11666666666667cm" style:use-optimal-column-width="true"/>
    </style:style>
    <style:style style:name="co9" style:family="table-column">
      <style:table-column-properties fo:break-before="auto" style:column-width="4.81541666666667cm"/>
    </style:style>
    <style:style style:name="co10" style:family="table-column">
      <style:table-column-properties fo:break-before="auto" style:column-width="2.16958333333333cm" style:use-optimal-column-width="true"/>
    </style:style>
    <style:style style:name="co11" style:family="table-column">
      <style:table-column-properties fo:break-before="auto" style:column-width="1.87854166666667cm" style:use-optimal-column-width="true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5.715cm"/>
    </style:style>
    <style:style style:name="co14" style:family="table-column">
      <style:table-column-properties fo:break-before="auto" style:column-width="1.11125cm" style:use-optimal-column-width="true"/>
    </style:style>
    <style:style style:name="co15" style:family="table-column">
      <style:table-column-properties fo:break-before="auto" style:column-width="1.79916666666667cm" style:use-optimal-column-width="true"/>
    </style:style>
    <style:style style:name="co16" style:family="table-column">
      <style:table-column-properties fo:break-before="auto" style:column-width="4.206875cm"/>
    </style:style>
    <style:style style:name="co17" style:family="table-column">
      <style:table-column-properties fo:break-before="auto" style:column-width="3.59833333333333cm" style:use-optimal-column-width="true"/>
    </style:style>
    <style:style style:name="co18" style:family="table-column">
      <style:table-column-properties fo:break-before="auto" style:column-width="4.57729166666667cm"/>
    </style:style>
    <style:style style:name="co19" style:family="table-column">
      <style:table-column-properties fo:break-before="auto" style:column-width="3.254375cm"/>
    </style:style>
    <style:style style:name="co20" style:family="table-column">
      <style:table-column-properties fo:break-before="auto" style:column-width="2.80458333333333cm"/>
    </style:style>
    <style:style style:name="co21" style:family="table-column">
      <style:table-column-properties fo:break-before="auto" style:column-width="3.67770833333333cm" style:use-optimal-column-width="true"/>
    </style:style>
    <style:style style:name="co22" style:family="table-column">
      <style:table-column-properties fo:break-before="auto" style:column-width="12.1972916666667cm" style:use-optimal-column-width="true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4.78895833333333cm" style:use-optimal-column-width="true"/>
    </style:style>
    <style:style style:name="co25" style:family="table-column">
      <style:table-column-properties fo:break-before="auto" style:column-width="5.29166666666667cm" style:use-optimal-column-width="true"/>
    </style:style>
    <style:style style:name="co26" style:family="table-column">
      <style:table-column-properties fo:break-before="auto" style:column-width="7.35541666666667cm" style:use-optimal-column-width="true"/>
    </style:style>
    <style:style style:name="co27" style:family="table-column">
      <style:table-column-properties fo:break-before="auto" style:column-width="11.033125cm" style:use-optimal-column-width="true"/>
    </style:style>
    <style:style style:name="co28" style:family="table-column">
      <style:table-column-properties fo:break-before="auto" style:column-width="11.350625cm"/>
    </style:style>
    <style:style style:name="co29" style:family="table-column">
      <style:table-column-properties fo:break-before="auto" style:column-width="3.99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45.7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83pt" style:use-optimal-row-height="true" fo:break-before="auto"/>
    </style:style>
    <style:style style:name="ro6" style:family="table-row">
      <style:table-row-properties style:row-height="275.25pt" style:use-optimal-row-height="true" fo:break-before="auto"/>
    </style:style>
    <style:style style:name="ro7" style:family="table-row">
      <style:table-row-properties style:row-height="10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Описание_текущего_процесса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План расчёта ЗП сотрудников на подработке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Таблица с данными на подработке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Поля таблицы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Организация</text:p>
          </table:table-cell>
          <table:table-cell office:value-type="string" table:number-columns-spanned="1" table:number-rows-spanned="6" table:style-name="ce13">
            <text:p>Поля с данными по сотруднику, используются как ключ для получения данных из таблиц табель сотрудников, данные по неявкам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Подразделение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1">
            <text:p>Формат магазина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1">
            <text:p>Должность сотрудника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1">
            <text:p>Код сотрудника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1">
            <text:p>физический код сотрудника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Тип сотрудника</text:p>
          </table:table-cell>
          <table:table-cell office:value-type="string" table:style-name="ce1">
            <text:p>Данные поле определяла сотрудник нашей компании или это внешний сотрудник на временом договоре, мог влиять на стоимость часа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Дата подработки</text:p>
          </table:table-cell>
          <table:table-cell office:value-type="string" table:number-columns-spanned="1" table:number-rows-spanned="6" table:style-name="ce14">
            <text:p>Поля с данными по месту, где подробатывает сотрудник, используется для определения стоимости часа сотрудника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Организация заяки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1">
            <text:p>Подразделение заяки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1">
            <text:p>Должность заяки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1">
            <text:p>Причина заявки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1">
            <text:p>кол-во часов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Из табеля подтягиваются часы работы в этот день по основному месту <text:s/>работы. Эти часы необходимы для определения часов в день сотруднику и определения часов сверхурочно выше нормы, ФР данные часы дополнительно проверяет и определяет оплату. Так же данные часы используются для определения стоимости премиальной части которая расчитывается от фонда премии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Стоимость часы расчитывается от места подработки согласно оклада и премии, там где она положена соглано данных по продажа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У нас есть 2 формата магазинов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Первый обычный магазин продуктов и хозтоваров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Второй магазин продуктов и хоз товаров, а так же с товарами кулинарии, выпечки и кофе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третий формат магазинов торгует лекарствами, хоз товарами и косметикой, в данном формате много товаров с приоритетом продаж и есть премия за продажи определенных товаров это коэффициент от проданных товаров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Файл с данными по продажам кулинарии, выпечки и кофе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С данного файла данные по подразделению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Файл с продажами за личные продаж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В данном файле данные по человеку и с жатой продаж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Файл с данными по окладу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Норма по сотрдникам определяется от формата магазина, в месяц и в день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Согласно нормы считается стоимость часа от оклада. Считается на всех форматах магазин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Премия по кулинарии, выпечке и кофе расчитывается от фонда премии. Получаем фонд премии по формуле продажи умножаются на коэффициент, далле фонда распределяем согалсно фактических часов сотрудников с учётом часов в табеле и подработки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Премия за личные продажи считается от личных продаж за данный день умножая их на коэффициент продаж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Логика расчёта ЗП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">
            <text:p>Выгружают все файлы в Excel: отчёт по подработкам, данные по окладам, данные по продажам кулинарии, выпечки и кофе, личные продажи, табель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2</text:p>
          </table:table-cell>
          <table:table-cell office:value-type="string" table:style-name="ce1">
            <text:p>В файл по подработкам подтягиваем через ВПР данные по стоимости часа из файла с окладами по подразделению и должности заявки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3</text:p>
          </table:table-cell>
          <table:table-cell office:value-type="string" table:style-name="ce1">
            <text:p>Считаем сумму часов по подразделению в файле с подработками в отдельном поле через формулу сумесли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4</text:p>
          </table:table-cell>
          <table:table-cell office:value-type="string" table:style-name="ce1">
            <text:p>Считаем сумму часов по подразделению в табеле в отдельном поле через формулу сумесли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5</text:p>
          </table:table-cell>
          <table:table-cell office:value-type="string" table:style-name="ce1">
            <text:p>Подтягиваем в файл с подработками сумму часов табеля и получаем общее время работы в подразделении подработок и внутрених сотрудников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6</text:p>
          </table:table-cell>
          <table:table-cell office:value-type="string" table:style-name="ce1">
            <text:p>Подтягиваем фонд премии по магазину через ВПР и умножение на коэффициент на продажи по кулинарии выпечки и кофе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7</text:p>
          </table:table-cell>
          <table:table-cell office:value-type="string" table:style-name="ce1">
            <text:p>В файл по подработкам через ВПР подтягиваем данные из из файла неявок и убираем часы там где обоснование Б, Р и другие причины по которым не могли подробатывать на магазине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8</text:p>
          </table:table-cell>
          <table:table-cell office:value-type="string" table:style-name="ce1">
            <text:p>Подтягиваем данные по личным продажам и умножаем их на коэффициент премии, пулучаем сумму премии за этот день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9</text:p>
          </table:table-cell>
          <table:table-cell office:value-type="string" table:style-name="ce1">
            <text:p>Умножаем часы на стоимости часа оклада и премии и складываем, получаем оплату за каждый день, так же рядом считаем оплату за каждый день без часов выше нормы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10</text:p>
          </table:table-cell>
          <table:table-cell office:value-type="string" table:style-name="ce1">
            <text:p>Формируем сводную по сотруднику и загружаем отчёт в 1С для начисления ЗП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11</text:p>
          </table:table-cell>
          <table:table-cell office:value-type="string" table:style-name="ce1">
            <text:p>Формируем отчёт по магазинам подработки для влияние этих данных на сотрудников данных магазинов, при этом учитывать что не все часы необходимо учитывать по причины подразделений смотрим требуется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12</text:p>
          </table:table-cell>
          <table:table-cell office:value-type="string" table:style-name="ce1">
            <text:p>Формируем отчёт по магазину подработки и должности для влияние на сотрудников магазинов, по полю должность заявки</text:p>
          </table:table-cell>
          <table:table-cell table:number-columns-repeated="16382"/>
        </table:table-row>
        <table:table-row table:number-rows-repeated="2" table:style-name="ro1">
          <table:table-cell table:style-name="ce12"/>
          <table:table-cell table:number-columns-repeated="16383" table:style-name="ce1"/>
        </table:table-row>
        <table:table-row table:style-name="ro1">
          <table:table-cell office:value-type="string" table:style-name="ce12">
            <text:p>После расчёта ЗП в течении полугода проищаодятся пересчёт ЗП по сотрудникам где были допущены ошибки в отчёте по подработкам, данных по окладу, или данных по продажам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Список ошибок которые могут быт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Сотрудник не вышел на подработку в системе не отменили её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Сотрудник вышел не в ту дату в сестеме не актуализировали запись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Сотрудник заболел и вместо него вышел другой сотрудник, в системе не актуализировали данные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Сотрудник вышел на подработку по одной должности, а подробатывал по другой в системе не актуализировали запись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Проинформировали об изменении оклада, а в системе данные не успели изменить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Произошла техническая ошибка и данные по продажам, табелю или неявкам данные были не корректные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Сотрудник отработал меньше или больше часов в системе не актуализировали данные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Сотрудника подключили по одной причине, по факту работал по другой</text:p>
          </table:table-cell>
          <table:table-cell table:number-columns-repeated="16383"/>
        </table:table-row>
        <table:table-row table:style-name="ro1">
          <table:table-cell table:style-name="ce12"/>
          <table:table-cell table:number-columns-repeated="16383"/>
        </table:table-row>
        <table:table-row table:style-name="ro1">
          <table:table-cell office:value-type="string" table:style-name="ce12">
            <text:p>Расчёт ЗП осуществляется специалистами расчёта ЗП вручную, с помощью Excel</text:p>
          </table:table-cell>
          <table:table-cell table:number-columns-repeated="16383"/>
        </table:table-row>
        <table:table-row table:style-name="ro1">
          <table:table-cell table:style-name="ce12"/>
          <table:table-cell table:number-columns-repeated="16383"/>
        </table:table-row>
        <table:table-row table:style-name="ro1">
          <table:table-cell office:value-type="string" table:style-name="ce12">
            <text:p>Схема текущего БП расчёта ЗП</text:p>
          </table:table-cell>
          <table:table-cell table:number-columns-repeated="16383"/>
        </table:table-row>
        <table:table-row table:style-name="ro1">
          <table:table-cell table:style-name="ce1">
            <draw:frame draw:z-index="1" draw:id="id0" draw:style-name="a0" draw:name="Рисунок 1" svg:x="0.19792in" svg:y="0.0625in" svg:width="11.86458in" svg:height="11.8645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56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Рисунок 2" svg:x="0.19792in" svg:y="0.0625in" svg:width="11.86458in" svg:height="4.4270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 office:value-type="string" table:style-name="ce1">
            <text:p>Ошибки делятся на 2 категории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Ошибка в файлах: оклады, неявки, табель, продажи за кулинарию, выпечку и кофе и за личные продажи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Согласно файла с новыми данными в текущий файл помечаются записи которые необходимо откорректировать в файле подработок и сохранить их в отдельном файле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Далее производится расчёт ЗП согласно изменённых записей в исзодниках и получаются новые данные по ЗП, в файле со сводными данными по подразделениям и в файле с данными по часам по сотрудникам по определёнными должностями<text:s/>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Сравниваются данные новых файлов с сохранёным в первом шаге, выводятся в новые файле только те данные которые были изменены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Рисунок 3" svg:x="0.25in" svg:y="0in" svg:width="11.82292in" svg:height="4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13" table:style-name="ro1">
          <table:table-cell table:number-columns-repeated="16384"/>
        </table:table-row>
      </table:table>
      <table:table table:name="Цель_нашего_проекта" table:style-name="ta1">
        <table:table-column table:style-name="co3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Автоматизация текущего процесс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Сделать возможным расчёт ЗП и пересчёт ежедневно, что бы сотрудники компании моглу понимать сколько они получать ЗП за уже сделанные подработк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Облегчить текущий процесс расчёта ЗП и пересчёта для сотруднико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Для достижения цели расчёт ЗП будет перенесён на сервер MS SQ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Информация для расчёта ЗП будет попадать в БА ежедневно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Будет web приложение с интерфейсом для сотрудников которые подробатывают где люди могут посмотреть сколько они уже заработали и сделать запрос на корректировку, если допущена ошибка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Интерфейс будет у директора и супервайзера для осуществления запросу на подработку в их магазин и для соглосования корректировок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Интерфейс для сотрудников расчёта ЗП для администрирования логики расчёта ЗП, выгрузка данных для формирование отчётности и просмотр статусов выполнения процессов в системе и протоколов и нахожлении в системе ашибок и подключении технических отделов для их исправления.</text:p>
          </table:table-cell>
          <table:table-cell table:number-columns-repeated="16383"/>
        </table:table-row>
        <table:table-row table:number-rows-repeated="1048566" table:style-name="ro1">
          <table:table-cell table:number-columns-repeated="16384"/>
        </table:table-row>
      </table:table>
      <table:table table:name="Описание_нового_процесса" table:style-name="ta1">
        <table:table-column table:style-name="co3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В новой системе данные из других систем ночью будут добавляться в БД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Ночью данные по корректировкам согласовынные добавляются в подработки новые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Расчёт ЗП производтся ночью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Заленные соединительные линии это ORM часть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Синии соединительные линии этл ETL часть</text:p>
          </table:table-cell>
          <table:table-cell table:number-columns-repeated="16382"/>
        </table:table-row>
        <table:table-row table:style-name="ro1">
          <table:table-cell table:style-name="ce1">
            <draw:frame draw:z-index="1" draw:id="id3" draw:style-name="a3" draw:name="Рисунок 2" svg:x="0.25in" svg:y="0.13542in" svg:width="7.80208in" svg:height="7.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Концептуальная_схема_БД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Список_сотрудников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4" table:default-cell-style-name="ce1"/>
        <table:table-column table:style-name="co8" table:default-cell-style-name="ce1"/>
        <table:table-column table:style-name="co3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Список сотрудников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4" table:style-name="ce1"/>
          <table:table-cell office:value-type="float" office:value="1000000" table:style-name="ce6">
            <text:p>1 000 000</text:p>
          </table:table-cell>
          <table:table-cell office:value-type="string" table:style-name="ce1">
            <text:p>Код родителя организации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родителя организации</text:p>
          </table:table-cell>
          <table:table-cell office:value-type="string" table:style-name="ce1">
            <text:p>число</text:p>
          </table:table-cell>
          <table:table-cell table:number-columns-repeated="16" table:style-name="ce1"/>
          <table:table-cell office:value-type="float" office:value="2000000" table:style-name="ce6">
            <text:p>2 000 000</text:p>
          </table:table-cell>
          <table:table-cell office:value-type="string" table:style-name="ce1">
            <text:p>Код организации распределительных центров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Организация</text:p>
          </table:table-cell>
          <table:table-cell office:value-type="string" table:style-name="ce1">
            <text:p>текст</text:p>
          </table:table-cell>
          <table:table-cell table:number-columns-repeated="16" table:style-name="ce1"/>
          <table:table-cell office:value-type="float" office:value="3000000" table:style-name="ce6">
            <text:p>3 000 000</text:p>
          </table:table-cell>
          <table:table-cell office:value-type="string" table:style-name="ce1">
            <text:p>Код организации автотранспортных предприятий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office:value-type="string" table:style-name="ce1">
            <text:p>число</text:p>
          </table:table-cell>
          <table:table-cell table:number-columns-repeated="16" table:style-name="ce1"/>
          <table:table-cell office:value-type="float" office:value="4000000" table:style-name="ce6">
            <text:p>4 000 000</text:p>
          </table:table-cell>
          <table:table-cell office:value-type="string" table:style-name="ce1">
            <text:p>Код организации СП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Подразделение</text:p>
          </table:table-cell>
          <table:table-cell office:value-type="string" table:style-name="ce1">
            <text:p>текст</text:p>
          </table:table-cell>
          <table:table-cell table:number-columns-repeated="16" table:style-name="ce1"/>
          <table:table-cell office:value-type="float" office:value="5000000" table:style-name="ce6">
            <text:p>5 000 000</text:p>
          </table:table-cell>
          <table:table-cell office:value-type="string" table:style-name="ce1">
            <text:p>Код организации формат магазинов 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office:value-type="string" table:style-name="ce1">
            <text:p>число</text:p>
          </table:table-cell>
          <table:table-cell table:number-columns-repeated="16" table:style-name="ce1"/>
          <table:table-cell office:value-type="float" office:value="6000000" table:style-name="ce6">
            <text:p>6 000 000</text:p>
          </table:table-cell>
          <table:table-cell office:value-type="string" table:style-name="ce1">
            <text:p>Код организации формат магазинов 2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Должность</text:p>
          </table:table-cell>
          <table:table-cell office:value-type="string" table:style-name="ce1">
            <text:p>текст</text:p>
          </table:table-cell>
          <table:table-cell table:number-columns-repeated="16" table:style-name="ce1"/>
          <table:table-cell office:value-type="float" office:value="7000000" table:style-name="ce6">
            <text:p>7 000 000</text:p>
          </table:table-cell>
          <table:table-cell office:value-type="string" table:style-name="ce1">
            <text:p>Код организации формат магазинов 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ФИО</text:p>
          </table:table-cell>
          <table:table-cell office:value-type="string" table:style-name="ce1">
            <text:p>текст</text:p>
          </table:table-cell>
          <table:table-cell table:number-columns-repeated="16" table:style-name="ce1"/>
          <table:table-cell office:value-type="float" office:value="8000000" table:style-name="ce6">
            <text:p>8 000 000</text:p>
          </table:table-cell>
          <table:table-cell office:value-type="string" table:style-name="ce1">
            <text:p>Код организации формат магазинов 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сотрду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физ. код сотруд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Вид занятости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FK</text:p>
          </table:table-cell>
          <table:table-cell office:value-type="string" table:style-name="ce5">
            <text:p>График работы</text:p>
          </table:table-cell>
          <table:table-cell office:value-type="string" table:style-name="ce5">
            <text:p>текст</text:p>
          </table:table-cell>
          <table:table-cell table:style-name="ce1"/>
          <table:table-cell office:value-type="string" table:style-name="ce1">
            <text:p>Получаем норму часов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Ставка</text:p>
          </table:table-cell>
          <table:table-cell office:value-type="string" table:style-name="ce1">
            <text:p>число</text:p>
          </table:table-cell>
          <table:table-cell office:value-type="string" table:style-name="ce1">
            <text:p>от 0 до 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Дата начала</text:p>
          </table:table-cell>
          <table:table-cell office:value-type="string" table:style-name="ce1">
            <text:p>дата</text:p>
          </table:table-cell>
          <table:table-cell table:style-name="ce1"/>
          <table:table-cell office:value-type="string" table:style-name="ce1">
            <text:p>заполняется при измении любого из полей <text:s/>данной таблицы кроме даты окончания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Дата окончания</text:p>
          </table:table-cell>
          <table:table-cell office:value-type="string" table:style-name="ce1">
            <text:p>дата</text:p>
          </table:table-cell>
          <table:table-cell table:style-name="ce1"/>
          <table:table-cell office:value-type="string" table:style-name="ce1">
            <text:p>заполняется при измении любого из полей <text:s/>данной таблицы кроме даты начала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K</text:p>
          </table:table-cell>
          <table:table-cell office:value-type="string" table:style-name="ce4">
            <text:p>Код отчёта</text:p>
          </table:table-cell>
          <table:table-cell office:value-type="string" table:style-name="ce4">
            <text:p>число</text:p>
          </table:table-cell>
          <table:table-cell table:style-name="ce1"/>
          <table:table-cell office:value-type="string" table:style-name="ce1">
            <text:p>Связываемся с таблицами оклады, РЗП для расчёта стоимости часа по формуле Сумма оклада или РЗП / норму сотрудника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ФИО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физ. код сотруд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Организация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организации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Формат организации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родителя организации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сотрду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Вид занятости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Ставка</text:p>
          </table:table-cell>
          <table:table-cell office:value-type="string" table:style-name="ce1">
            <text:p>число</text:p>
          </table:table-cell>
          <table:table-cell office:value-type="string" table:style-name="ce1">
            <text:p>от 0 до 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Подразделение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подразделения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Формат подразделения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График работы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Должность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сотрду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отчёта</text:p>
          </table:table-cell>
          <table:table-cell office:value-type="string" table:style-name="ce1">
            <text:p>число</text:p>
          </table:table-cell>
          <table:table-cell table:style-name="ce1"/>
          <table:table-cell office:value-type="string" table:style-name="ce1">
            <text:p>Данный код необхходим для стыковки данных табеля и данных по подработкам</text:p>
          </table:table-cell>
          <table:table-cell table:number-columns-repeated="16379"/>
        </table:table-row>
        <table:table-row table:number-rows-repeated="1048530" table:style-name="ro1">
          <table:table-cell table:number-columns-repeated="16384"/>
        </table:table-row>
      </table:table>
      <table:table table:name="График_работы" table:style-name="ta1"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График работ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График работы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Норма месяц</text:p>
          </table:table-cell>
          <table:table-cell table:number-columns-repeated="2" table:style-name="ce1"/>
          <table:table-cell office:value-type="string" table:style-name="ce1">
            <text:p>Данные необходимы для расчёта стоимости часа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График работы подробно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График работ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графика работы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Дата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Норма часов в день</text:p>
          </table:table-cell>
          <table:table-cell table:number-columns-repeated="2" table:style-name="ce1"/>
          <table:table-cell office:value-type="string" table:style-name="ce1">
            <text:p>данные необходимы для расчёта сверхурочных часов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Норма часов в ночь</text:p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Данные_по_подработка" table:style-name="ta1"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3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Организация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Подразделение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Должность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ФИО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сотрду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физ. код сотруд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Формат подразделения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Суб. формат подразделения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Тип сотрудника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Дата работы</text:p>
          </table:table-cell>
          <table:table-cell office:value-type="string" table:style-name="ce1">
            <text:p>дата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Организация заявки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 заявки</text:p>
          </table:table-cell>
          <table:table-cell office:value-type="string" table:style-name="ce1">
            <text:p>число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Подразделение заявки</text:p>
          </table:table-cell>
          <table:table-cell office:value-type="string" table:style-name="ce1">
            <text:p>текс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 заявки</text:p>
          </table:table-cell>
          <table:table-cell office:value-type="string" table:style-name="ce1">
            <text:p>число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Формат подразделения заявки</text:p>
          </table:table-cell>
          <table:table-cell office:value-type="string" table:style-name="ce1">
            <text:p>текст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Суб. формат подразделения заявки</text:p>
          </table:table-cell>
          <table:table-cell office:value-type="string" table:style-name="ce1">
            <text:p>текст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Должность заявки</text:p>
          </table:table-cell>
          <table:table-cell office:value-type="string" table:style-name="ce1">
            <text:p>текст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Часы</text:p>
          </table:table-cell>
          <table:table-cell office:value-type="string" table:style-name="ce1">
            <text:p>число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Из них ночные</text:p>
          </table:table-cell>
          <table:table-cell office:value-type="string" table:style-name="ce1">
            <text:p>число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Причина заявки</text:p>
          </table:table-cell>
          <table:table-cell office:value-type="string" table:style-name="ce1">
            <text:p>число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Номер заявки</text:p>
          </table:table-cell>
          <table:table-cell office:value-type="string" table:style-name="ce1">
            <text:p>число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Номер заявки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Код организации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Код организации заявки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Код подразделения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Код подразделения заявки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Должность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Должность заявки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Формат подразделения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Формат подразделения заявки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Суб. формат подразделения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Суб. формат подразделения заявки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Код сотрдуника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физ. код сотрудника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Дата работы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Тип сотрудника</text:p>
          </table:table-cell>
          <table:table-cell table:number-columns-repeated="16382"/>
        </table:table-row>
        <table:table-row table:number-rows-repeated="1048532" table:style-name="ro1">
          <table:table-cell table:number-columns-repeated="16384"/>
        </table:table-row>
      </table:table>
      <table:table table:name="Правила_расчёта_ЗП" table:style-name="ta1"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3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Оклады" table:style-name="ta1">
        <table:table-column table:style-name="co3" table:default-cell-style-name="ce1"/>
        <table:table-column table:style-name="co16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Организация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Подразделени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Должность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Сумма оклад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PK</text:p>
          </table:table-cell>
          <table:table-cell office:value-type="string" table:style-name="ce4">
            <text:p>Код оклада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Должност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оклада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Расчётная_зроботная_плата" table:style-name="ta1">
        <table:table-column table:style-name="co3" table:default-cell-style-name="ce1"/>
        <table:table-column table:style-name="co1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3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Организация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Подразделени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Должность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РЗП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РЗП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Должност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РЗП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Продажи_по_подразделению" table:style-name="ta1"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20" table:default-cell-style-name="ce1"/>
        <table:table-column table:style-name="co3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Подразделени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Организация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Сумма продаж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PK</text:p>
          </table:table-cell>
          <table:table-cell office:value-type="string" table:style-name="ce4">
            <text:p>Код продаж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Личные_продаж" table:style-name="ta1">
        <table:table-column table:style-name="co3" table:default-cell-style-name="ce1"/>
        <table:table-column table:style-name="co21" table:default-cell-style-name="ce1"/>
        <table:table-column table:style-name="co10" table:default-cell-style-name="ce1"/>
        <table:table-column table:style-name="co6" table:default-cell-style-name="ce1"/>
        <table:table-column table:style-name="co3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Организация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Подразделение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Должность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ФИО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физ. код сотруд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Дата начала</text:p>
          </table:table-cell>
          <table:table-cell office:value-type="string" table:style-name="ce1">
            <text:p>дата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Дата окончания</text:p>
          </table:table-cell>
          <table:table-cell office:value-type="string" table:style-name="ce1">
            <text:p>дата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личных продаж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Матрица_ограничения_часов" table:style-name="ta1">
        <table:table-column table:style-name="co3" table:default-cell-style-name="ce1"/>
        <table:table-column table:style-name="co22" table:default-cell-style-name="ce1"/>
        <table:table-column table:style-name="co10" table:default-cell-style-name="ce1"/>
        <table:table-column table:style-name="co6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default-cell-style-name="ce1"/>
        <table:table-column table:style-name="co25" table:default-cell-style-name="ce1"/>
        <table:table-column table:style-name="co3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3" table:style-name="ce1"/>
          <table:table-cell office:value-type="string" table:style-name="ce1">
            <text:p>Название причины</text:p>
          </table:table-cell>
          <table:table-cell office:value-type="string" table:style-name="ce1">
            <text:p>Тип оплаты подработки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Причина заявки</text:p>
          </table:table-cell>
          <table:table-cell office:value-type="string" table:style-name="ce1">
            <text:p>текст</text:p>
          </table:table-cell>
          <table:table-cell table:number-columns-repeated="5" table:style-name="ce1"/>
          <table:table-cell office:value-type="string" table:style-name="ce1">
            <text:p>Замена сотрудника</text:p>
          </table:table-cell>
          <table:table-cell office:value-type="string" table:style-name="ce1">
            <text:p>рабочий персонал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ричины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7">
            <text:p>Формат подразделения</text:p>
          </table:table-cell>
          <table:table-cell office:value-type="string" table:style-name="ce1">
            <text:p>текст</text:p>
          </table:table-cell>
          <table:table-cell table:number-columns-repeated="5" table:style-name="ce1"/>
          <table:table-cell office:value-type="string" table:style-name="ce1">
            <text:p>Для проведения акции</text:p>
          </table:table-cell>
          <table:table-cell office:value-type="string" table:style-name="ce1">
            <text:p>рабочий персонал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7">
            <text:p>Субформат подразделения</text:p>
          </table:table-cell>
          <table:table-cell office:value-type="string" table:style-name="ce1">
            <text:p>текст</text:p>
          </table:table-cell>
          <table:table-cell table:number-columns-repeated="5" table:style-name="ce1"/>
          <table:table-cell office:value-type="string" table:style-name="ce1">
            <text:p>Усиление администратора</text:p>
          </table:table-cell>
          <table:table-cell office:value-type="string" table:style-name="ce1">
            <text:p>административный персонал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7">
            <text:p>Должность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Формат подразделения заявки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Субформат подразделения заявки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Должность заявки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9">
            <text:p>Влияние на ФОТ магазина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0">
            <text:p>Лимит часов в месяц</text:p>
          </table:table-cell>
          <table:table-cell office:value-type="string" table:style-name="ce10">
            <text:p>число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0">
            <text:p>Лимит часов в день</text:p>
          </table:table-cell>
          <table:table-cell office:value-type="string" table:style-name="ce10">
            <text:p>число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0">
            <text:p>Лимит часов в месяц данные табеля и заявок по подработкам</text:p>
          </table:table-cell>
          <table:table-cell office:value-type="string" table:style-name="ce10">
            <text:p>число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0">
            <text:p>Лимит часов в день данные табеля и заявок по подработкам</text:p>
          </table:table-cell>
          <table:table-cell office:value-type="string" table:style-name="ce10">
            <text:p>число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/>
          <table:table-cell office:value-type="string" table:style-name="ce10">
            <text:p>Учитывать данные табеля при расчёта лимита часов по подработкам</text:p>
          </table:table-cell>
          <table:table-cell office:value-type="string" table:style-name="ce10">
            <text:p>текст</text:p>
          </table:table-cell>
          <table:table-cell office:value-type="string" table:style-name="ce10">
            <text:p>Да или Нет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Справочник_причин" table:style-name="ta1">
        <table:table-column table:style-name="co14" table:default-cell-style-name="ce1"/>
        <table:table-column table:style-name="co26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3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Причина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причины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Индивидуальный лимит по причине есть</text:p>
          </table:table-cell>
          <table:table-cell office:value-type="string" table:style-name="ce1">
            <text:p>логический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Лимит по причине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Табель" table:style-name="ta1">
        <table:table-column table:style-name="co3" table:default-cell-style-name="ce1"/>
        <table:table-column table:style-name="co21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Организация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рганизации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Подразделение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подразделения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Должность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ФИО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сотрду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физ. код сотрудника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Вид занятости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График работы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Ставка</text:p>
          </table:table-cell>
          <table:table-cell office:value-type="string" table:style-name="ce1">
            <text:p>число</text:p>
          </table:table-cell>
          <table:table-cell office:value-type="string" table:style-name="ce1">
            <text:p>от 0 до 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Дата начала</text:p>
          </table:table-cell>
          <table:table-cell office:value-type="string" table:style-name="ce1">
            <text:p>дата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Дата окончания</text:p>
          </table:table-cell>
          <table:table-cell office:value-type="string" table:style-name="ce1">
            <text:p>дата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Дата работ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Час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Из них ночные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Вид работ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Код отчёта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табеля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Код табеля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Код организации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Код подразделения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Должность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Код сотрдуника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Дата работы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Индивидуальные_лимиты" table:style-name="ta1">
        <table:table-column table:style-name="co3" table:default-cell-style-name="ce1"/>
        <table:table-column table:style-name="co27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Ключ</text:p>
          </table:table-cell>
          <table:table-cell office:value-type="string" table:style-name="ce2">
            <text:p>Имя поля</text:p>
          </table:table-cell>
          <table:table-cell office:value-type="string" table:style-name="ce2">
            <text:p>Тип данных</text:p>
          </table:table-cell>
          <table:table-cell office:value-type="string" table:style-name="ce3">
            <text:p>Ограничения</text:p>
          </table:table-cell>
          <table:table-cell office:value-type="string" table:style-name="ce2">
            <text:p>Описание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Причина заявки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Формат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Организация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Подразделение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Должность</text:p>
          </table:table-cell>
          <table:table-cell office:value-type="string" table:style-name="ce1">
            <text:p>текст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Лимит часов в месяц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Лимит часов в день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Лимит часов в месяц данные табеля и заявок по подработкам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Лимит часов в день данные табеля и заявок по подработкам</text:p>
          </table:table-cell>
          <table:table-cell office:value-type="string" table:style-name="ce1">
            <text:p>число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Описание" table:style-name="ta1">
        <table:table-column table:style-name="co16" table:default-cell-style-name="ce1"/>
        <table:table-column table:style-name="co28" table:default-cell-style-name="ce1"/>
        <table:table-column table:style-name="co29" table:default-cell-style-name="ce1"/>
        <table:table-column table:style-name="co3" table:number-columns-repeated="16381" table:default-cell-style-name="ce1"/>
        <table:table-row table:style-name="ro3">
          <table:table-cell office:value-type="string" table:style-name="ce1">
            <text:p>Цель</text:p>
          </table:table-cell>
          <table:table-cell office:value-type="string" table:style-name="ce8">
            <text:p>Расчёт ЗП сотрудникам рознечной сети на подработках или временные договора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Этап 1</text:p>
          </table:table-cell>
          <table:table-cell office:value-type="string" table:style-name="ce1">
            <text:p>Расчёт ЗП</text:p>
          </table:table-cell>
          <table:table-cell office:value-type="string" table:style-name="ce8">
            <text:p>В начале месяца ЗП за прошлый месяц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Этап 2</text:p>
          </table:table-cell>
          <table:table-cell office:value-type="string" table:style-name="ce1">
            <text:p>Расчёт Аванса</text:p>
          </table:table-cell>
          <table:table-cell office:value-type="string" table:style-name="ce8">
            <text:p>В середине месяца ЗП за первую половину месяц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Кому расчёт ЗП</text:p>
          </table:table-cell>
          <table:table-cell office:value-type="string" table:style-name="ce1">
            <text:p>Внутреним сотрудников магазинов или внешним сотрудникам на временых договорах</text:p>
          </table:table-cell>
          <table:table-cell table:style-name="ce8"/>
          <table:table-cell table:number-columns-repeated="16381"/>
        </table:table-row>
        <table:table-row table:style-name="ro5">
          <table:table-cell office:value-type="string" table:style-name="ce1">
            <text:p>Структура компании</text:p>
          </table:table-cell>
          <table:table-cell office:value-type="string" table:style-name="ce8">
            <text:p>Сеть состоит из разных форматов магазинов и отдельных сетей, в общей структуре магазины разделены на большие и маленькие, формат магазина определён от операционного департамента, суб. формат это более подробное отличие магазина ф одном формате например магазин с выпечкой и магазин без выпечки, разный размер .<text:s/></text:p>
            <text:p>Маленький формат: Головная компания-&gt;Юр. Лицо сети-&gt;Операционный департамент-&gt;Организация географии-&gt;подразделение (магазина), свойство магазина суб. формат</text:p>
            <text:p>Большой формат: Головная компания-&gt;Юр. Лицо сети-&gt;Операционный департамент-&gt;Организация (магазина), свойство магазина суб. формат-&gt;подразделение<text:s/></text:p>
          </table:table-cell>
          <table:table-cell table:style-name="ce8"/>
          <table:table-cell table:number-columns-repeated="16381"/>
        </table:table-row>
        <table:table-row table:style-name="ro6">
          <table:table-cell office:value-type="string" table:style-name="ce1">
            <text:p>Формула расчёта ЗП</text:p>
          </table:table-cell>
          <table:table-cell office:value-type="string" table:style-name="ce8">
            <text:p>Стоимость часа * часы подработок, стоимость часа может состоять из 2 частей постояной части и премиальной. Постоянная часть расчиывается по формуле оклад/норму, где норма определяется от графика работы сотрудника. Премиальная часть расчитывается от показателей эффективности.</text:p>
            <text:p>Вариант 1 расчёт премиальной част и может быть от продаж определённую сууму пемии получает сотрудник от количество проданного товара, сумма продаж умножается на коэффициент (процент премии от продаж).<text:s/></text:p>
            <text:p>Вариант 2 расчёт премиальной част <text:s/>от фонда продаж, где отпродаж магазина расчитывается фонд премиальной части, который распределяются на всех сотрудников работающих на магазине в зависимости от часов.</text:p>
            <text:p>Часы подработок сверх нормы должны быть оплачены в двойном размере.</text:p>
            <text:p>Часы работы в ночное время должны оплачивать 20% от стоимости часа.</text:p>
            <text:p/>
          </table:table-cell>
          <table:table-cell table:number-columns-repeated="16382" table:style-name="ce1"/>
        </table:table-row>
        <table:table-row table:style-name="ro7">
          <table:table-cell office:value-type="string" table:style-name="ce1">
            <text:p>Лимит часов</text:p>
          </table:table-cell>
          <table:table-cell office:value-type="string" table:style-name="ce8">
            <text:p>Сотрудники в месяц/в день должны работать не более нормы согласно своего графика работы. Если есть данные ссверх нормы их неоплачивают, и выводят в отдельный протокол, для дополнитольного соглосования с руководителями организации и операционным департаментом. Оплату сверх нормы могут быть соглосовать заранее в юр. лице/организации/подразделении/формате/субформате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12-18T08:55:00Z</meta:creation-date>
    <dc:date>2023-02-20T19:59:15Z</dc:date>
  </office:meta>
</office:document-meta>
</file>